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Heading_20_2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22c645" officeooo:paragraph-rsid="0022c645"/>
    </style:style>
    <style:style style:name="P6" style:family="paragraph" style:parent-style-name="Standard" style:list-style-name="L1">
      <style:text-properties officeooo:rsid="0014e1f2" officeooo:paragraph-rsid="0022c645"/>
    </style:style>
    <style:style style:name="P7" style:family="paragraph" style:parent-style-name="Standard" style:list-style-name="L1">
      <style:text-properties officeooo:rsid="001e1e44" officeooo:paragraph-rsid="0022c645"/>
    </style:style>
    <style:style style:name="P8" style:family="paragraph" style:parent-style-name="Text_20_body">
      <style:text-properties officeooo:rsid="00259631" officeooo:paragraph-rsid="00259631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rsid="001e8eab" officeooo:paragraph-rsid="001e8eab"/>
    </style:style>
    <style:style style:name="P11" style:family="paragraph" style:parent-style-name="Standard" style:list-style-name="L3">
      <style:text-properties officeooo:rsid="001e8eab" officeooo:paragraph-rsid="001e8eab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3d45e" officeooo:paragraph-rsid="0023d45e"/>
    </style:style>
    <style:style style:name="P17" style:family="paragraph" style:parent-style-name="Standard" style:list-style-name="L4">
      <style:text-properties officeooo:rsid="001e8eab" officeooo:paragraph-rsid="00204678"/>
    </style:style>
    <style:style style:name="P18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19" style:family="paragraph" style:parent-style-name="Standard">
      <style:text-properties officeooo:rsid="001e8eab" officeooo:paragraph-rsid="001e8eab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1c9d41" officeooo:paragraph-rsid="001c9d41"/>
    </style:style>
    <style:style style:name="P24" style:family="paragraph" style:parent-style-name="Standard">
      <style:text-properties officeooo:rsid="0011fb72" officeooo:paragraph-rsid="0011fb72"/>
    </style:style>
    <style:style style:name="P25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6" style:family="paragraph" style:parent-style-name="Standard">
      <style:text-properties officeooo:rsid="0014e1f2" officeooo:paragraph-rsid="0014e1f2"/>
    </style:style>
    <style:style style:name="P27" style:family="paragraph" style:parent-style-name="Standard" style:list-style-name="L7">
      <style:text-properties officeooo:rsid="0014e1f2" officeooo:paragraph-rsid="0014e1f2"/>
    </style:style>
    <style:style style:name="P28" style:family="paragraph" style:parent-style-name="Standard">
      <style:text-properties officeooo:rsid="0014e1f2" officeooo:paragraph-rsid="0022c645"/>
    </style:style>
    <style:style style:name="P29" style:family="paragraph" style:parent-style-name="Standard" style:list-style-name="L7">
      <style:text-properties officeooo:rsid="0014e1f2" officeooo:paragraph-rsid="0023d45e"/>
    </style:style>
    <style:style style:name="P30" style:family="paragraph" style:parent-style-name="Standard" style:list-style-name="L8">
      <style:text-properties officeooo:rsid="0014fb79" officeooo:paragraph-rsid="0022c645"/>
    </style:style>
    <style:style style:name="P31" style:family="paragraph" style:parent-style-name="Standard" style:list-style-name="L9">
      <style:text-properties officeooo:rsid="0014fb79" officeooo:paragraph-rsid="0014fb79"/>
    </style:style>
    <style:style style:name="P32" style:family="paragraph" style:parent-style-name="Text_20_body">
      <style:text-properties officeooo:rsid="0022de97" officeooo:paragraph-rsid="0022de97"/>
    </style:style>
    <style:style style:name="P33" style:family="paragraph" style:parent-style-name="Text_20_body">
      <style:text-properties officeooo:paragraph-rsid="0022c645"/>
    </style:style>
    <style:style style:name="P34" style:family="paragraph" style:parent-style-name="Standard" style:list-style-name="L1">
      <style:text-properties officeooo:paragraph-rsid="0022c645"/>
    </style:style>
    <style:style style:name="P35" style:family="paragraph" style:parent-style-name="Standard" style:list-style-name="L1">
      <style:text-properties officeooo:rsid="0022de97" officeooo:paragraph-rsid="0022de97"/>
    </style:style>
    <style:style style:name="P36" style:family="paragraph" style:parent-style-name="Standard" style:list-style-name="L1">
      <style:text-properties officeooo:rsid="001e1e44" officeooo:paragraph-rsid="0014e1f2"/>
    </style:style>
    <style:style style:name="P37" style:family="paragraph" style:parent-style-name="Text_20_body">
      <style:text-properties officeooo:rsid="002729f6" officeooo:paragraph-rsid="002729f6"/>
    </style:style>
    <style:style style:name="P38" style:family="paragraph" style:parent-style-name="Standard" style:list-style-name="L10">
      <style:text-properties officeooo:rsid="002729f6" officeooo:paragraph-rsid="002729f6"/>
    </style:style>
    <style:style style:name="P39" style:family="paragraph" style:parent-style-name="Standard" style:list-style-name="L10">
      <style:text-properties officeooo:rsid="0022de97" officeooo:paragraph-rsid="002729f6"/>
    </style:style>
    <style:style style:name="P40" style:family="paragraph" style:parent-style-name="Standard">
      <style:text-properties officeooo:rsid="002729f6" officeooo:paragraph-rsid="002729f6"/>
    </style:style>
    <style:style style:name="P41" style:family="paragraph" style:parent-style-name="Standard">
      <style:text-properties officeooo:rsid="0011fb72" officeooo:paragraph-rsid="001aacf0"/>
    </style:style>
    <style:style style:name="P42" style:family="paragraph" style:parent-style-name="Standard">
      <style:text-properties officeooo:rsid="001747a7" officeooo:paragraph-rsid="0022de97"/>
    </style:style>
    <style:style style:name="P43" style:family="paragraph" style:parent-style-name="Standard">
      <style:text-properties officeooo:rsid="0011fb72" officeooo:paragraph-rsid="001747a7"/>
    </style:style>
    <style:style style:name="P44" style:family="paragraph" style:parent-style-name="Standard" style:list-style-name="L11">
      <style:text-properties officeooo:rsid="001747a7" officeooo:paragraph-rsid="001747a7"/>
    </style:style>
    <style:style style:name="P4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46" style:family="paragraph" style:parent-style-name="Heading_20_2">
      <style:text-properties officeooo:rsid="0022de97" officeooo:paragraph-rsid="0022de97"/>
    </style:style>
    <style:style style:name="P47" style:family="paragraph" style:parent-style-name="Standard">
      <style:text-properties officeooo:rsid="001747a7" officeooo:paragraph-rsid="001747a7"/>
    </style:style>
    <style:style style:name="P48" style:family="paragraph" style:parent-style-name="Standard" style:list-style-name="L12">
      <style:text-properties officeooo:rsid="001747a7" officeooo:paragraph-rsid="001747a7"/>
    </style:style>
    <style:style style:name="P49" style:family="paragraph" style:parent-style-name="Standard" style:list-style-name="L13">
      <style:text-properties officeooo:rsid="001759eb" officeooo:paragraph-rsid="001759eb"/>
    </style:style>
    <style:style style:name="P50" style:family="paragraph" style:parent-style-name="Standard" style:list-style-name="L13">
      <style:text-properties officeooo:rsid="0018ae65" officeooo:paragraph-rsid="0018ae65"/>
    </style:style>
    <style:style style:name="P51" style:family="paragraph" style:parent-style-name="Standard" style:list-style-name="L13">
      <style:text-properties officeooo:rsid="002729f6" officeooo:paragraph-rsid="002729f6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08df9"/>
    </style:style>
    <style:style style:name="T4" style:family="text">
      <style:text-properties officeooo:rsid="001e8eab"/>
    </style:style>
    <style:style style:name="T5" style:family="text">
      <style:text-properties officeooo:rsid="0023d45e"/>
    </style:style>
    <style:style style:name="T6" style:family="text">
      <style:text-properties officeooo:rsid="0022de97"/>
    </style:style>
    <style:style style:name="T7" style:family="text">
      <style:text-properties officeooo:rsid="001436d9"/>
    </style:style>
    <style:style style:name="T8" style:family="text">
      <style:text-properties officeooo:rsid="001c9d41"/>
    </style:style>
    <style:style style:name="T9" style:family="text">
      <style:text-properties officeooo:rsid="0014fb79"/>
    </style:style>
    <style:style style:name="T10" style:family="text">
      <style:text-properties officeooo:rsid="00259631"/>
    </style:style>
    <style:style style:name="T11" style:family="text">
      <style:text-properties officeooo:rsid="001e1e44"/>
    </style:style>
    <style:style style:name="T12" style:family="text">
      <style:text-properties fo:color="#ff4000" loext:opacity="100%"/>
    </style:style>
    <style:style style:name="T13" style:family="text">
      <style:text-properties officeooo:rsid="002729f6"/>
    </style:style>
    <style:style style:name="T14" style:family="text">
      <style:text-properties style:use-window-font-color="true" loext:opacity="0%"/>
    </style:style>
    <style:style style:name="T1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P4" text:outline-level="2"><text:bookmark-start text:name="__RefHeading___Toc657_1902562780"/>Begrifflichkeiten<text:bookmark-end text:name="__RefHeading___Toc657_1902562780"/></text:h>
      <text:list xml:id="list2705394217" text:style-name="L1">
        <text:list-item>
          <text:p text:style-name="P5">Schaltgleis (Auslösung durch Schleifer)</text:p>
          <text:list>
            <text:list-item>
              <text:p text:style-name="P5">Schaltkontakt (z.B. vor Bahnübergang, Tunnelportal)</text:p>
            </text:list-item>
            <text:list-item>
              <text:p text:style-name="P6">Bremskontakt </text:p>
              <text:list>
                <text:list-item>
                  <text:p text:style-name="P7">Lokabhängig</text:p>
                </text:list-item>
                <text:list-item>
                  <text:p text:style-name="P7">Lokunabhängig</text:p>
                </text:list-item>
              </text:list>
            </text:list-item>
          </text:list>
        </text:list-item>
        <text:list-item>
          <text:p text:style-name="P6">Kontaktgleis <text:span text:style-name="T1">(Auslösung durch Radsatz)</text:span></text:p>
          <text:list>
            <text:list-item>
              <text:p text:style-name="P6">Blockkontakt (vor Signal, <text:span text:style-name="T2">Block belegt</text:span>)</text:p>
              <text:p text:style-name="P5"/>
            </text:list-item>
          </text:list>
        </text:list-item>
      </text:list>
      <text:h text:style-name="P3" text:outline-level="2"/>
      <text:h text:style-name="P3" text:outline-level="2"><text:bookmark-start text:name="__RefHeading___Toc595_1902562780"/>Befehl<text:bookmark-end text:name="__RefHeading___Toc595_1902562780"/></text:h>
      <text:p text:style-name="P8">Ein einzelner Befehl stellt eine priorisierte Schaltwanweisung durch die CentralStation oder das Absetzen eines Befehls an den Moba-Server dar.</text:p>
      <text:list text:style-name="L2">
        <text:list-item>
          <text:p text:style-name="P9">Stellt eine Aktion dar, die ausgeführt wird.</text:p>
        </text:list-item>
        <text:list-item>
          <text:p text:style-name="P10">Befehle haben Priorität</text:p>
        </text:list-item>
      </text:list>
      <text:list text:style-name="L3">
        <text:list-item>
          <text:list>
            <text:list-item>
              <text:p text:style-name="P11">Zughalt</text:p>
            </text:list-item>
            <text:list-item>
              <text:p text:style-name="P11">Geschwindigkeit</text:p>
            </text:list-item>
            <text:list-item>
              <text:p text:style-name="P11">Nachrichten an MoBa-Server</text:p>
            </text:list-item>
            <text:list-item>
              <text:p text:style-name="P11">Weichen, Signale und sonstige Magnetartikel</text:p>
            </text:list-item>
            <text:list-item>
              <text:p text:style-name="P11">Beleuchtung, Animation und sonstiges</text:p>
            </text:list-item>
          </text:list>
        </text:list-item>
      </text:list>
      <text:list text:style-name="L4">
        <text:list-item>
          <text:p text:style-name="P12">Es existieren folgende Befehle:</text:p>
          <text:list>
            <text:list-item>
              <text:p text:style-name="P12">Ausgang <text:span text:style-name="T3">Impuls </text:span>(<text:span text:style-name="T3">z.B. </text:span>Magnetartikel / Zubehör) <text:span text:style-name="T3">250 ms </text:span>schalten (z.B. Weiche, Signal)</text:p>
            </text:list-item>
            <text:list-item>
              <text:p text:style-name="P13">Ausgang an / aus (z.B.<text:span text:style-name="T4"> Beleuchtung, Funktionsartikel</text:span>)</text:p>
            </text:list-item>
            <text:list-item>
              <text:p text:style-name="P14">Fahrstr<text:span text:style-name="T1">aße schalten</text:span></text:p>
            </text:list-item>
            <text:list-item>
              <text:p text:style-name="P15">Fahrstraßenfreigabe</text:p>
            </text:list-item>
            <text:list-item>
              <text:p text:style-name="P15">Blockfreigabe</text:p>
            </text:list-item>
            <text:list-item>
              <text:p text:style-name="P16">Verzögerung ohne GlobalTimer (z.B. verzögertes Abbremsen für kurze Züge vor Signal)</text:p>
            </text:list-item>
            <text:list-item>
              <text:p text:style-name="P17">Verzögerung in Millisekunden <text:span text:style-name="T5">mit GlobalTimer-Multiplikator</text:span></text:p>
            </text:list-item>
            <text:list-item>
              <text:p text:style-name="P18">Geschwindigkeit Lok</text:p>
            </text:list-item>
            <text:list-item>
              <text:p text:style-name="P18"><text:soft-page-break/>Fahrtrichtung Lok</text:p>
            </text:list-item>
            <text:list-item>
              <text:p text:style-name="P18">Halt Lok</text:p>
            </text:list-item>
            <text:list-item>
              <text:p text:style-name="P18">Funktion Lok</text:p>
              <text:list>
                <text:list-item>
                  <text:p text:style-name="P18">Spitzensignal / Schlußleuchten</text:p>
                </text:list-item>
                <text:list-item>
                  <text:p text:style-name="P18">Motorengeräusch</text:p>
                </text:list-item>
                <text:list-item>
                  <text:p text:style-name="P18">Innenbeleuchtung</text:p>
                </text:list-item>
                <text:list-item>
                  <text:p text:style-name="P18">Pantograph</text:p>
                </text:list-item>
                <text:list-item>
                  <text:p text:style-name="P18">Hupe / Pfeife</text:p>
                </text:list-item>
                <text:list-item>
                  <text:p text:style-name="P18">Bimmel</text:p>
                </text:list-item>
              </text:list>
            </text:list-item>
            <text:list-item>
              <text:p text:style-name="P18">Funktion Waggon</text:p>
              <text:list>
                <text:list-item>
                  <text:p text:style-name="P18">Spitzensignal / Schlußleuchten</text:p>
                </text:list-item>
                <text:list-item>
                  <text:p text:style-name="P18">Innenbeleuchtung</text:p>
                </text:list-item>
                <text:list-item>
                  <text:p text:style-name="P18">Sonderfunktionen</text:p>
                </text:list-item>
              </text:list>
            </text:list-item>
          </text:list>
        </text:list-item>
      </text:list>
      <text:p text:style-name="P19"/>
      <text:p text:style-name="P20"/>
      <text:h text:style-name="Heading_20_2" text:outline-level="2"><text:bookmark-start text:name="__RefHeading___Toc659_1902562780"/>Befehls<text:span text:style-name="T6">kette</text:span><text:bookmark-end text:name="__RefHeading___Toc659_1902562780"/></text:h>
      <text:p text:style-name="P8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7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8">Magnetartikels</text:span> wird 250ms gewartet</text:p>
          <text:p text:style-name="P23"/>
        </text:list-item>
      </text:list>
      <text:p text:style-name="P24"/>
      <text:p text:style-name="P25">Beispiele:</text:p>
      <text:p text:style-name="P26"><text:tab/></text:p>
      <text:p text:style-name="P26"><text:tab/>Schaltgleis <text:span text:style-name="T9">(</text:span>vor Bahnübergang<text:span text:style-name="T9">)</text:span>:</text:p>
      <text:list text:style-name="L7">
        <text:list-item>
          <text:p text:style-name="P27">[LOKFUNKTION PFIFF AN]</text:p>
        </text:list-item>
        <text:list-item>
          <text:p text:style-name="P27">[VERZÖGERUNG 2s]</text:p>
        </text:list-item>
        <text:list-item>
          <text:p text:style-name="P27">[LOKFUNKTION PFIFF AUS]<text:tab/></text:p>
        </text:list-item>
        <text:list-item>
          <text:p text:style-name="P27">[LOKFUNKTION BIMMEL AN]</text:p>
        </text:list-item>
        <text:list-item>
          <text:p text:style-name="P27">[GESCHWINDIGKEIT LANGSAM]</text:p>
        </text:list-item>
      </text:list>
      <text:p text:style-name="P28"><text:tab/></text:p>
      <text:p text:style-name="P28"><text:tab/>Bremskontakt</text:p>
      <text:list text:continue-numbering="true" text:style-name="L7">
        <text:list-item>
          <text:p text:style-name="P29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0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6"/>
      <text:p text:style-name="P26"><text:tab/><text:span text:style-name="T9">Blockkontakt:</text:span></text:p>
      <text:list text:style-name="L9">
        <text:list-item>
          <text:p text:style-name="P31">[LOKHALT]</text:p>
        </text:list-item>
        <text:list-item>
          <text:p text:style-name="P31">[BLOCKFREIGABE]</text:p>
        </text:list-item>
        <text:list-item>
          <text:p text:style-name="P31">[FAHRSTRASSE SCHALTEN]</text:p>
        </text:list-item>
        <text:list-item>
          <text:p text:style-name="P31">[LOKFUNKTION MOTOR AUS]</text:p>
        </text:list-item>
        <text:list-item>
          <text:p text:style-name="P31">[LOKFUNKTIOM BÜGEL EINKLAPPEN]</text:p>
        </text:list-item>
        <text:list-item>
          <text:p text:style-name="P31">[LOKFUNKTION LICHT AUS]</text:p>
        </text:list-item>
      </text:list>
      <text:p text:style-name="P26"/>
      <text:h text:style-name="P4" text:outline-level="2"><text:bookmark-start text:name="__RefHeading___Toc661_1902562780"/><text:soft-page-break/>Auslösegrund<text:bookmark-end text:name="__RefHeading___Toc661_1902562780"/></text:h>
      <text:p text:style-name="P32">Gibt die Auslösegründe an, wann eine <text:span text:style-name="T10">Befehlsketter</text:span> geschaltet wird. <text:span text:style-name="T10">Hier werden zwischen zwei Gründen unterschieden: Auslösegrund durch die Rückmeldung durch z.B. Taster, Schalt- und Kontaktgleise und durch Softwarebefehl durch den Moba-Server (z.B. durch GlobalTimer-Event)</text:span></text:p>
      <text:p text:style-name="P33"/>
      <text:list text:continue-list="list2705394217" text:style-name="L1">
        <text:list-item>
          <text:p text:style-name="P34">Rückmeldung</text:p>
          <text:list>
            <text:list-item>
              <text:p text:style-name="P34">Taster</text:p>
            </text:list-item>
            <text:list-item>
              <text:p text:style-name="P34">Schaltgleis</text:p>
              <text:list>
                <text:list-item>
                  <text:p text:style-name="P34">Lokabhängig</text:p>
                </text:list-item>
                <text:list-item>
                  <text:p text:style-name="P34">Lokunabhängig</text:p>
                </text:list-item>
              </text:list>
            </text:list-item>
            <text:list-item>
              <text:p text:style-name="P35">Kontaktgleis</text:p>
              <text:list>
                <text:list-item>
                  <text:p text:style-name="P34">Blockkontakt (Radsatz vor Signal, Block belegt)</text:p>
                  <text:list>
                    <text:list-item>
                      <text:p text:style-name="P34">belegt</text:p>
                    </text:list-item>
                    <text:list-item>
                      <text:p text:style-name="P34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Moba-Server</text:p>
          <text:list>
            <text:list-item>
              <text:p text:style-name="P35">Fahrstraße geschaltet</text:p>
            </text:list-item>
            <text:list-item>
              <text:p text:style-name="P35">Unmittelbar</text:p>
            </text:list-item>
            <text:list-item>
              <text:p text:style-name="P35"><text:span text:style-name="T2">GlobalTimerevent </text:span><text:span text:style-name="T11">(moba-server)</text:span></text:p>
            </text:list-item>
            <text:list-item>
              <text:p text:style-name="P35"><text:span text:style-name="T2">Fahrplan</text:span></text:p>
            </text:list-item>
          </text:list>
          <text:p text:style-name="P36"/>
        </text:list-item>
      </text:list>
      <text:p text:style-name="P24"/>
      <text:h text:style-name="Heading_20_2" text:outline-level="2">Befehlskettenliste</text:h>
      <text:p text:style-name="P37">Kobiniert Auslösegrund mit einer Befehlskette. Hier werden 3 Arten von Listen unterschieden:</text:p>
      <text:list text:style-name="L10">
        <text:list-item>
          <text:p text:style-name="P38">Kontakt + LocalId <text:span text:style-name="T12">Müssen wir hier noch die Fahrtrichtungsabhängigkeit berücksichtigen?</text:span></text:p>
        </text:list-item>
        <text:list-item>
          <text:p text:style-name="P38">Nur Kontakt</text:p>
        </text:list-item>
        <text:list-item>
          <text:p text:style-name="P39"><text:span text:style-name="T13">Sofort</text:span><text:line-break/></text:p>
        </text:list-item>
      </text:list>
      <text:p text:style-name="P40">Im 1. Fall wird nur ausgelöst, wernn Kontakt und LocId übereinstimmen (lokabhänige Kontaktauslösung, z.B. für einen Fahrplan). Der 2. Fall wird nur dann ausgelöst, wenn ein Kontakt (z.B. Taster) betätigt wird. <text:span text:style-name="T12">Hier eventuell wiederkehrende Befehle!</text:span><text:span text:style-name="T14"> Der 3. Fall wird sofort ausgeführt.</text:span></text:p>
      <text:p text:style-name="P41"/>
      <text:h text:style-name="Heading_20_2" text:outline-level="2"><text:bookmark-start text:name="__RefHeading___Toc663_1902562780"/>Teilfahrplan <text:bookmark-end text:name="__RefHeading___Toc663_1902562780"/></text:h>
      <text:p text:style-name="P42">Fahrauftrag für einen Zug von Block 1 nach Block n:</text:p>
      <text:p text:style-name="P43"/>
      <text:list text:style-name="L11">
        <text:list-item>
          <text:p text:style-name="P44">Besteht aus ZugId und einer Map</text:p>
          <text:list>
            <text:list-item>
              <text:p text:style-name="P44">Map::key <text:tab/>=&gt; Kontakt</text:p>
            </text:list-item>
            <text:list-item>
              <text:p text:style-name="P44">Map::value <text:tab/>=&gt; Befehlsliste</text:p>
            </text:list-item>
            <text:list-item>
              <text:p text:style-name="P44">ZugId::LokId<text:tab/>=&gt; LocalId</text:p>
            </text:list-item>
          </text:list>
        </text:list-item>
        <text:list-item>
          <text:p text:style-name="P44">Wenn Kontakt triggert dann Befehlsliste im Separaten Thread ausführen, Eintrag entfernen</text:p>
        </text:list-item>
        <text:list-item>
          <text:p text:style-name="P44">Nur Kontakte die an erster Stelle im Fahrplan stehen bearb<text:span text:style-name="T10">eit</text:span>en. In allen anderen Fälle: Notaus, dann scheint was kaputt zu sein!</text:p>
        </text:list-item>
      </text:list>
      <text:p text:style-name="P45" loext:marker-style-name="T15"/>
      <text:h text:style-name="P46" text:outline-level="2"><text:bookmark-start text:name="__RefHeading___Toc665_1902562780"/>Fahrplan<text:bookmark-end text:name="__RefHeading___Toc665_1902562780"/></text:h>
      <text:p text:style-name="P42">Fahrauftrag für einen Zug von Punkt 1 nach Punkt 2, z.B. von Bahnhof nach Schattenbahnhof</text:p>
      <text:p text:style-name="P47"><text:soft-page-break/></text:p>
      <text:list text:style-name="L12">
        <text:list-item>
          <text:p text:style-name="P48">Besteht aus mehreren Teilfahrplänen</text:p>
        </text:list-item>
        <text:list-item>
          <text:p text:style-name="P48">Ist an eine Uhrzeit (GlobalTimerEvent) gebunden</text:p>
        </text:list-item>
      </text:list>
      <text:p text:style-name="P47"/>
      <text:h text:style-name="Heading_20_2" text:outline-level="2"><text:bookmark-start text:name="__RefHeading___Toc667_1902562780"/>Todo<text:bookmark-end text:name="__RefHeading___Toc667_1902562780"/></text:h>
      <text:list text:style-name="L13">
        <text:list-item>
          <text:p text:style-name="P49">Fahrtrichtungswechsel</text:p>
        </text:list-item>
        <text:list-item>
          <text:p text:style-name="P49">Fliegende Überholung</text:p>
        </text:list-item>
        <text:list-item>
          <text:p text:style-name="P49">Kurswagen</text:p>
        </text:list-item>
        <text:list-item>
          <text:p text:style-name="P49">Rangierzug</text:p>
        </text:list-item>
        <text:list-item>
          <text:p text:style-name="P49">Nebenbahn</text:p>
        </text:list-item>
        <text:list-item>
          <text:p text:style-name="P49">Verklemmungserkennung (eingleisige Nebenbahn)</text:p>
        </text:list-item>
        <text:list-item>
          <text:p text:style-name="P49">Lokwechsel</text:p>
        </text:list-item>
        <text:list-item>
          <text:p text:style-name="P49">Lokfahrt ins Betriebswerk</text:p>
        </text:list-item>
        <text:list-item>
          <text:p text:style-name="P50">Dunkeltastung =&gt; Kontakte, die Betätigt werden aber keine Funktion (mehr) ausführen. z.B 2ter Schleifer über Bremskontakt, erster Blockkontakt bei in beide Richtung befahrener Block</text:p>
        </text:list-item>
        <text:list-item>
          <text:p text:style-name="P51">Wiederkehrende Befehle. D.h. Befehle, die nicht aus der Kette gelöscht werden.</text:p>
        </text:list-item>
      </text:list>
      <text:p text:style-name="P40"/>
      <text:p text:style-name="P40">BreakeVector umbenennen: Hier erfolgt die Zuordnung Kontakt / LocI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5T04:53:59.699810266</dc:date>
    <meta:editing-duration>PT2H29M</meta:editing-duration>
    <meta:editing-cycles>19</meta:editing-cycles>
    <meta:generator>LibreOffice/25.2.2.2$Linux_X86_64 LibreOffice_project/520$Build-2</meta:generator>
    <meta:document-statistic meta:table-count="0" meta:image-count="0" meta:object-count="0" meta:page-count="4" meta:paragraph-count="122" meta:word-count="592" meta:character-count="4104" meta:non-whitespace-character-count="3707"/>
  </office:meta>
</office:document-meta>
</file>